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4.516cm"/>
    </style:style>
    <style:style style:name="co5" style:family="table-column">
      <style:table-column-properties fo:break-before="auto" style:column-width="4.868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4.588cm"/>
    </style:style>
    <style:style style:name="co11" style:family="table-column">
      <style:table-column-properties fo:break-before="auto" style:column-width="4.2cm"/>
    </style:style>
    <style:style style:name="co12" style:family="table-column">
      <style:table-column-properties fo:break-before="auto" style:column-width="4.694cm"/>
    </style:style>
    <style:style style:name="co13" style:family="table-column">
      <style:table-column-properties fo:break-before="auto" style:column-width="4.269cm"/>
    </style:style>
    <style:style style:name="co14" style:family="table-column">
      <style:table-column-properties fo:break-before="auto" style:column-width="4.621cm"/>
    </style:style>
    <style:style style:name="co15" style:family="table-column">
      <style:table-column-properties fo:break-before="auto" style:column-width="2.118cm"/>
    </style:style>
    <style:style style:name="co16" style:family="table-column">
      <style:table-column-properties fo:break-before="auto" style:column-width="5.75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Таблица_20_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 style:data-style-name="N108">
      <style:table-cell-properties style:rotation-align="none"/>
    </style:style>
    <style:style style:name="ce2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Бутан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н-Пентан</text:p>
          </table:table-cell>
          <table:table-cell office:value-type="string" calcext:value-type="string">
            <text:p>Изопентан</text:p>
          </table:table-cell>
          <table:table-cell office:value-type="string" calcext:value-type="string">
            <text:p>Гексан</text:p>
          </table:table-cell>
          <table:table-cell office:value-type="string" calcext:value-type="string">
            <text:p>Гептан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string" calcext:value-type="string">
            <text:p>Водяной_пар</text:p>
          </table:table-cell>
          <table:table-cell office:value-type="string" calcext:value-type="string">
            <text:p>Гелий-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2H6</text:p>
          </table:table-cell>
          <table:table-cell office:value-type="string" calcext:value-type="string">
            <text:p>C3H8</text:p>
          </table:table-cell>
          <table:table-cell office:value-type="string" calcext:value-type="string">
            <text:p>C4H10</text:p>
          </table:table-cell>
          <table:table-cell office:value-type="string" calcext:value-type="string">
            <text:p>I-C4H10</text:p>
          </table:table-cell>
          <table:table-cell office:value-type="string" calcext:value-type="string">
            <text:p>N-C5H12</text:p>
          </table:table-cell>
          <table:table-cell office:value-type="string" calcext:value-type="string">
            <text:p>I-C5H12</text:p>
          </table:table-cell>
          <table:table-cell office:value-type="string" calcext:value-type="string">
            <text:p>C6H14</text:p>
          </table:table-cell>
          <table:table-cell office:value-type="string" calcext:value-type="string">
            <text:p>C7H1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e</text:p>
          </table:table-cell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1" office:value-type="float" office:value="-0.279070091" calcext:value-type="float">
            <text:p>-2,79070091E-01</text:p>
          </table:table-cell>
          <table:table-cell table:style-name="ce1" office:value-type="float" office:value="-0.468233636" calcext:value-type="float">
            <text:p>-4,68233636E-01</text:p>
          </table:table-cell>
          <table:table-cell table:style-name="ce1" office:value-type="float" office:value="-0.838029104" calcext:value-type="float">
            <text:p>-8,38029104E-01</text:p>
          </table:table-cell>
          <table:table-cell table:style-name="ce1" office:value-type="float" office:value="-1.2192449" calcext:value-type="float">
            <text:p>-1,21924490E+00</text:p>
          </table:table-cell>
          <table:table-cell table:style-name="ce1" office:value-type="float" office:value="0.254518256" calcext:value-type="float">
            <text:p>2,54518256E-01</text:p>
          </table:table-cell>
          <table:table-cell table:style-name="ce1" office:value-type="float" office:value="-0.524058048" calcext:value-type="float">
            <text:p>-5,24058048E-01</text:p>
          </table:table-cell>
          <table:table-cell table:style-name="ce1" office:value-type="float" office:value="1.04273843" calcext:value-type="float">
            <text:p>1,04273843E+00</text:p>
          </table:table-cell>
          <table:table-cell table:style-name="ce1" office:value-type="float" office:value="0.452603096" calcext:value-type="float">
            <text:p>4,52603096E-01</text:p>
          </table:table-cell>
          <table:table-cell table:style-name="ce1" office:value-type="float" office:value="0.550744125" calcext:value-type="float">
            <text:p>5,50744125E-01</text:p>
          </table:table-cell>
          <table:table-cell table:style-name="ce1" office:value-type="float" office:value="0.658064311" calcext:value-type="float">
            <text:p>6,58064311E-01</text:p>
          </table:table-cell>
          <table:table-cell table:style-name="ce1" office:value-type="float" office:value="0.740052089" calcext:value-type="float">
            <text:p>7,40052089E-01</text:p>
          </table:table-cell>
          <table:table-cell table:style-name="ce1" office:value-type="float" office:value="1.42410895" calcext:value-type="float">
            <text:p>1,42410895E+00</text:p>
          </table:table-cell>
          <table:table-cell table:style-name="ce1" office:value-type="float" office:value="-4.24649268" calcext:value-type="float">
            <text:p>-4,24649268E+00</text:p>
          </table:table-cell>
          <table:table-cell table:style-name="ce1" office:value-type="float" office:value="11.8871011" calcext:value-type="float">
            <text:p>1,18871011E+01</text:p>
          </table:table-cell>
          <table:table-cell table:style-name="ce1" office:value-type="float" office:value="2.95929817" calcext:value-type="float">
            <text:p>2,95929817E+00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1" office:value-type="float" office:value="7.81221301" calcext:value-type="float">
            <text:p>7,81221301E+00</text:p>
          </table:table-cell>
          <table:table-cell table:style-name="ce1" office:value-type="float" office:value="5.37907799" calcext:value-type="float">
            <text:p>5,37907799E+00</text:p>
          </table:table-cell>
          <table:table-cell table:style-name="ce1" office:value-type="float" office:value="4.88406903" calcext:value-type="float">
            <text:p>4,88406903E+00</text:p>
          </table:table-cell>
          <table:table-cell table:style-name="ce1" office:value-type="float" office:value="4.05145591" calcext:value-type="float">
            <text:p>4,05145591E+00</text:p>
          </table:table-cell>
          <table:table-cell table:style-name="ce1" office:value-type="float" office:value="2.54779249" calcext:value-type="float">
            <text:p>2,54779249E+00</text:p>
          </table:table-cell>
          <table:table-cell table:style-name="ce1" office:value-type="float" office:value="2.81260308" calcext:value-type="float">
            <text:p>2,81260308E+00</text:p>
          </table:table-cell>
          <table:table-cell table:style-name="ce1" office:value-type="float" office:value="1.69220741" calcext:value-type="float">
            <text:p>1,69220741E+00</text:p>
          </table:table-cell>
          <table:table-cell table:style-name="ce1" office:value-type="float" office:value="1.79775689" calcext:value-type="float">
            <text:p>1,79775689E+00</text:p>
          </table:table-cell>
          <table:table-cell table:style-name="ce1" office:value-type="float" office:value="1.75702204" calcext:value-type="float">
            <text:p>1,75702204E+00</text:p>
          </table:table-cell>
          <table:table-cell table:style-name="ce1" office:value-type="float" office:value="1.50818329" calcext:value-type="float">
            <text:p>1,50818329E+00</text:p>
          </table:table-cell>
          <table:table-cell table:style-name="ce1" office:value-type="float" office:value="1.54218396" calcext:value-type="float">
            <text:p>1,54218396E+00</text:p>
          </table:table-cell>
          <table:table-cell table:style-name="ce1" office:value-type="float" office:value="3.03739469" calcext:value-type="float">
            <text:p>3,03739469E+00</text:p>
          </table:table-cell>
          <table:table-cell table:style-name="ce1" office:value-type="float" office:value="7.98656627" calcext:value-type="float">
            <text:p>7,98656627E+00</text:p>
          </table:table-cell>
          <table:table-cell table:style-name="ce1" office:value-type="float" office:value="-5.38839948" calcext:value-type="float">
            <text:p>-5,38839948E+00</text:p>
          </table:table-cell>
          <table:table-cell table:style-name="ce1" office:value-type="float" office:value="7.1775132" calcext:value-type="float">
            <text:p>7,17751320E+00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style-name="ce1" office:value-type="float" office:value="-0.699863421" calcext:value-type="float">
            <text:p>-6,99863421E-01</text:p>
          </table:table-cell>
          <table:table-cell table:style-name="ce1" office:value-type="float" office:value="-0.0349633355" calcext:value-type="float">
            <text:p>-3,49633355E-02</text:p>
          </table:table-cell>
          <table:table-cell table:style-name="ce1" office:value-type="float" office:value="-0.344504244" calcext:value-type="float">
            <text:p>-3,44504244E-01</text:p>
          </table:table-cell>
          <table:table-cell table:style-name="ce1" office:value-type="float" office:value="-0.200150993" calcext:value-type="float">
            <text:p>-2,00150993E-01</text:p>
          </table:table-cell>
          <table:table-cell table:style-name="ce1" office:value-type="float" office:value="0.0683095277" calcext:value-type="float">
            <text:p>6,83095277E-02</text:p>
          </table:table-cell>
          <table:table-cell table:style-name="ce1" office:value-type="float" office:value="-0.0496574363" calcext:value-type="float">
            <text:p>-4,96574363E-02</text:p>
          </table:table-cell>
          <table:table-cell table:style-name="ce1" office:value-type="float" office:value="0.194077419" calcext:value-type="float">
            <text:p>1,94077419E-01</text:p>
          </table:table-cell>
          <table:table-cell table:style-name="ce1" office:value-type="float" office:value="0.157002776" calcext:value-type="float">
            <text:p>1,57002776E-01</text:p>
          </table:table-cell>
          <table:table-cell table:style-name="ce1" office:value-type="float" office:value="0.173363456" calcext:value-type="float">
            <text:p>1,73363456E-01</text:p>
          </table:table-cell>
          <table:table-cell table:style-name="ce1" office:value-type="float" office:value="0.178280027" calcext:value-type="float">
            <text:p>1,78280027E-01</text:p>
          </table:table-cell>
          <table:table-cell table:style-name="ce1" office:value-type="float" office:value="0.147675612" calcext:value-type="float">
            <text:p>1,47675612E-01</text:p>
          </table:table-cell>
          <table:table-cell table:style-name="ce1" office:value-type="float" office:value="-0.203048737" calcext:value-type="float">
            <text:p>-2,03048737E-01</text:p>
          </table:table-cell>
          <table:table-cell table:style-name="ce1" office:value-type="float" office:value="-0.727175272" calcext:value-type="float">
            <text:p>-7,27175272E-01</text:p>
          </table:table-cell>
          <table:table-cell table:style-name="ce1" office:value-type="float" office:value="2.00827939" calcext:value-type="float">
            <text:p>2,00827939E+00</text:p>
          </table:table-cell>
          <table:table-cell table:style-name="ce1" office:value-type="float" office:value="-0.641191946" calcext:value-type="float">
            <text:p>-6,41191946E-01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2" office:value-type="float" office:value="3" calcext:value-type="float">
            <text:p>3</text:p>
          </table:table-cell>
          <table:table-cell table:style-name="ce1" office:value-type="float" office:value="0.0378831186" calcext:value-type="float">
            <text:p>3,78831186E-02</text:p>
          </table:table-cell>
          <table:table-cell table:style-name="ce1" office:value-type="float" office:value="-0.0126198032" calcext:value-type="float">
            <text:p>-1,26198032E-02</text:p>
          </table:table-cell>
          <table:table-cell table:style-name="ce1" office:value-type="float" office:value="0.0151593109" calcext:value-type="float">
            <text:p>1,51593109E-02</text:p>
          </table:table-cell>
          <table:table-cell table:style-name="ce1" office:value-type="float" office:value="0.00662746099" calcext:value-type="float">
            <text:p>6,62746099E-03</text:p>
          </table:table-cell>
          <table:table-cell table:style-name="ce1" office:value-type="float" office:value="-0.0114348793" calcext:value-type="float">
            <text:p>-1,14348793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0.0159867334" calcext:value-type="float">
            <text:p>-1,59867334E-02</text:p>
          </table:table-cell>
          <table:table-cell table:style-name="ce1" office:value-type="float" office:value="-0.0158057627" calcext:value-type="float">
            <text:p>-1,58057627E-02</text:p>
          </table:table-cell>
          <table:table-cell table:style-name="ce1" office:value-type="float" office:value="-0.0167839786" calcext:value-type="float">
            <text:p>-1,67839786E-02</text:p>
          </table:table-cell>
          <table:table-cell table:style-name="ce1" office:value-type="float" office:value="-0.0161050134" calcext:value-type="float">
            <text:p>-1,61050134E-02</text:p>
          </table:table-cell>
          <table:table-cell table:style-name="ce1" office:value-type="float" office:value="-0.0135511783" calcext:value-type="float">
            <text:p>-1,35511783E-02</text:p>
          </table:table-cell>
          <table:table-cell table:style-name="ce1" office:value-type="float" office:value="0.106137856" calcext:value-type="float">
            <text:p>1,06137856E-01</text:p>
          </table:table-cell>
          <table:table-cell table:style-name="ce1" office:value-type="float" office:value="0.0398744421" calcext:value-type="float">
            <text:p>3,98744421E-02</text:p>
          </table:table-cell>
          <table:table-cell table:style-name="ce1" office:value-type="float" office:value="-0.142699082" calcext:value-type="float">
            <text:p>-1,42699082E-01</text:p>
          </table:table-cell>
          <table:table-cell table:style-name="ce1" office:value-type="float" office:value="0.0451852767" calcext:value-type="float">
            <text:p>4,51852767E-02</text:p>
          </table:table-cell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c</text:p>
          </table:table-cell>
          <table:table-cell office:value-type="string" calcext:value-type="string">
            <text:p>К</text:p>
          </table:table-cell>
          <table:table-cell/>
          <table:table-cell office:value-type="float" office:value="126.2" calcext:value-type="float">
            <text:p>126,2</text:p>
          </table:table-cell>
          <table:table-cell office:value-type="float" office:value="304.2" calcext:value-type="float">
            <text:p>304,2</text:p>
          </table:table-cell>
          <table:table-cell office:value-type="float" office:value="190.564" calcext:value-type="float">
            <text:p>190,564</text:p>
          </table:table-cell>
          <table:table-cell office:value-type="float" office:value="305.32" calcext:value-type="float">
            <text:p>305,32</text:p>
          </table:table-cell>
          <table:table-cell office:value-type="float" office:value="369.825" calcext:value-type="float">
            <text:p>369,825</text:p>
          </table:table-cell>
          <table:table-cell office:value-type="float" office:value="425.16" calcext:value-type="float">
            <text:p>425,16</text:p>
          </table:table-cell>
          <table:table-cell office:value-type="float" office:value="407.85" calcext:value-type="float">
            <text:p>407,85</text:p>
          </table:table-cell>
          <table:table-cell office:value-type="float" office:value="469.65" calcext:value-type="float">
            <text:p>469,65</text:p>
          </table:table-cell>
          <table:table-cell office:value-type="float" office:value="460.39" calcext:value-type="float">
            <text:p>460,39</text:p>
          </table:table-cell>
          <table:table-cell office:value-type="float" office:value="507.85" calcext:value-type="float">
            <text:p>507,85</text:p>
          </table:table-cell>
          <table:table-cell office:value-type="float" office:value="540.16" calcext:value-type="float">
            <text:p>540,16</text:p>
          </table:table-cell>
          <table:table-cell office:value-type="float" office:value="32.938" calcext:value-type="float">
            <text:p>32,938</text:p>
          </table:table-cell>
          <table:table-cell office:value-type="float" office:value="132.85" calcext:value-type="float">
            <text:p>132,85</text:p>
          </table:table-cell>
          <table:table-cell office:value-type="float" office:value="647.096" calcext:value-type="float">
            <text:p>647,096</text:p>
          </table:table-cell>
          <table:table-cell office:value-type="float" office:value="5.19" calcext:value-type="float">
            <text:p>5,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ρc</text:p>
          </table:table-cell>
          <table:table-cell office:value-type="string" calcext:value-type="string">
            <text:p>кг/м3</text:p>
          </table:table-cell>
          <table:table-cell/>
          <table:table-cell office:value-type="float" office:value="313.1" calcext:value-type="float">
            <text:p>313,1</text:p>
          </table:table-cell>
          <table:table-cell office:value-type="float" office:value="468" calcext:value-type="float">
            <text:p>468</text:p>
          </table:table-cell>
          <table:table-cell office:value-type="float" office:value="162.66" calcext:value-type="float">
            <text:p>162,66</text:p>
          </table:table-cell>
          <table:table-cell office:value-type="float" office:value="206.58" calcext:value-type="float">
            <text:p>206,58</text:p>
          </table:table-cell>
          <table:table-cell office:value-type="float" office:value="220.49" calcext:value-type="float">
            <text:p>220,49</text:p>
          </table:table-cell>
          <table:table-cell office:value-type="float" office:value="227.85" calcext:value-type="float">
            <text:p>227,85</text:p>
          </table:table-cell>
          <table:table-cell office:value-type="float" office:value="224.36" calcext:value-type="float">
            <text:p>224,36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3.6" calcext:value-type="float">
            <text:p>233,6</text:p>
          </table:table-cell>
          <table:table-cell office:value-type="float" office:value="235" calcext:value-type="float">
            <text:p>235</text:p>
          </table:table-cell>
          <table:table-cell office:value-type="float" office:value="31.36" calcext:value-type="float">
            <text:p>31,36</text:p>
          </table:table-cell>
          <table:table-cell office:value-type="float" office:value="303.91" calcext:value-type="float">
            <text:p>303,91</text:p>
          </table:table-cell>
          <table:table-cell office:value-type="float" office:value="322" calcext:value-type="float">
            <text:p>322</text:p>
          </table:table-cell>
          <table:table-cell office:value-type="float" office:value="69.64" calcext:value-type="float">
            <text:p>69,6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кг/кмоль</text:p>
          </table:table-cell>
          <table:table-cell/>
          <table:table-cell office:value-type="float" office:value="28.0135" calcext:value-type="float">
            <text:p>28,0135</text:p>
          </table:table-cell>
          <table:table-cell office:value-type="float" office:value="44.01" calcext:value-type="float">
            <text:p>44,01</text:p>
          </table:table-cell>
          <table:table-cell office:value-type="float" office:value="16.043" calcext:value-type="float">
            <text:p>16,043</text:p>
          </table:table-cell>
          <table:table-cell office:value-type="float" office:value="30.07" calcext:value-type="float">
            <text:p>30,07</text:p>
          </table:table-cell>
          <table:table-cell office:value-type="float" office:value="44.097" calcext:value-type="float">
            <text:p>44,097</text:p>
          </table:table-cell>
          <table:table-cell table:number-columns-repeated="2" office:value-type="float" office:value="58.123" calcext:value-type="float">
            <text:p>58,123</text:p>
          </table:table-cell>
          <table:table-cell table:number-columns-repeated="2" office:value-type="float" office:value="72.15" calcext:value-type="float">
            <text:p>72,15</text:p>
          </table:table-cell>
          <table:table-cell office:value-type="float" office:value="86.177" calcext:value-type="float">
            <text:p>86,177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2.0159" calcext:value-type="float">
            <text:p>2,0159</text:p>
          </table:table-cell>
          <table:table-cell office:value-type="float" office:value="28.01" calcext:value-type="float">
            <text:p>28,01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4.0026" calcext:value-type="float">
            <text:p>4,00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Ω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3592" calcext:value-type="float">
            <text:p>0,013592</text:p>
          </table:table-cell>
          <table:table-cell office:value-type="float" office:value="0.20625" calcext:value-type="float">
            <text:p>0,20625</text:p>
          </table:table-cell>
          <table:table-cell office:value-type="float" office:value="0.064294" calcext:value-type="float">
            <text:p>0,064294</text:p>
          </table:table-cell>
          <table:table-cell office:value-type="float" office:value="0.10958" calcext:value-type="float">
            <text:p>0,10958</text:p>
          </table:table-cell>
          <table:table-cell office:value-type="float" office:value="0.18426" calcext:value-type="float">
            <text:p>0,18426</text:p>
          </table:table-cell>
          <table:table-cell office:value-type="float" office:value="0.2134" calcext:value-type="float">
            <text:p>0,2134</text:p>
          </table:table-cell>
          <table:table-cell office:value-type="float" office:value="0.16157" calcext:value-type="float">
            <text:p>0,16157</text:p>
          </table:table-cell>
          <table:table-cell office:value-type="float" office:value="0.29556" calcext:value-type="float">
            <text:p>0,29556</text:p>
          </table:table-cell>
          <table:table-cell office:value-type="float" office:value="0.26196" calcext:value-type="float">
            <text:p>0,26196</text:p>
          </table:table-cell>
          <table:table-cell office:value-type="float" office:value="0.29965" calcext:value-type="float">
            <text:p>0,29965</text:p>
          </table:table-cell>
          <table:table-cell office:value-type="float" office:value="0.39405" calcext:value-type="float">
            <text:p>0,39405</text:p>
          </table:table-cell>
          <table:table-cell office:value-type="float" office:value="-0.12916" calcext:value-type="float">
            <text:p>-0,12916</text:p>
          </table:table-cell>
          <table:table-cell office:value-type="float" office:value="-0.0061836" calcext:value-type="float">
            <text:p>-0,0061836</text:p>
          </table:table-cell>
          <table:table-cell office:value-type="float" office:value="0.76949" calcext:value-type="float">
            <text:p>0,76949</text:p>
          </table:table-cell>
          <table:table-cell office:value-type="float" office:value="-0.14949" calcext:value-type="float">
            <text:p>-0,149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δi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-0.00535269" calcext:value-type="float">
            <text:p>-5,35269000E-03</text:p>
          </table:table-cell>
          <table:table-cell table:style-name="ce1" office:value-type="float" office:value="-0.03468202" calcext:value-type="float">
            <text:p>-3,468202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0.04156931" calcext:value-type="float">
            <text:p>4,15693100E-02</text:p>
          </table:table-cell>
          <table:table-cell table:style-name="ce1" office:value-type="float" office:value="0.03976538" calcext:value-type="float">
            <text:p>3,97653800E-02</text:p>
          </table:table-cell>
          <table:table-cell table:style-name="ce1" office:value-type="float" office:value="-0.06667775" calcext:value-type="float">
            <text:p>-6,66777500E-02</text:p>
          </table:table-cell>
          <table:table-cell table:style-name="ce1" office:value-type="float" office:value="0.07234927" calcext:value-type="float">
            <text:p>7,234927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0.02229787" calcext:value-type="float">
            <text:p>2,22978700E-02</text:p>
          </table:table-cell>
          <table:table-cell table:style-name="ce1" office:value-type="float" office:value="0.1753529" calcext:value-type="float">
            <text:p>1,75352900E-01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0.03937273" calcext:value-type="float">
            <text:p>-3,93727300E-02</text:p>
          </table:table-cell>
          <table:table-cell table:style-name="ce1" office:value-type="float" office:value="-0.008435373" calcext:value-type="float">
            <text:p>-8,43537300E-03</text:p>
          </table:table-cell>
          <table:table-cell table:style-name="ce1" office:value-type="float" office:value="-0.2499971" calcext:value-type="float">
            <text:p>-2,49997100E-01</text:p>
          </table:table-cell>
          <table:table-cell table:style-name="ce1" office:value-type="float" office:value="0.299249" calcext:value-type="float">
            <text:p>2,99249000E-01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09101896" calcext:value-type="float">
            <text:p>9,10189600E-02</text:p>
          </table:table-cell>
          <table:table-cell table:style-name="ce1" office:value-type="float" office:value="0.1130498" calcext:value-type="float">
            <text:p>1,13049800E-01</text:p>
          </table:table-cell>
          <table:table-cell table:number-columns-repeated="2" table:style-name="ce1" office:value-type="float" office:value="0" calcext:value-type="float">
            <text:p>0,00000000E+00</text:p>
          </table:table-cell>
          <table:table-cell table:style-name="ce1" office:value-type="float" office:value="0.08375624" calcext:value-type="float">
            <text:p>8,37562400E-02</text:p>
          </table:table-cell>
          <table:table-cell table:style-name="ce1" office:value-type="float" office:value="0.2100174" calcext:value-type="float">
            <text:p>2,10017400E-01</text:p>
          </table:table-cell>
          <table:table-cell table:style-name="ce1" office:value-type="float" office:value="0.00943521" calcext:value-type="float">
            <text:p>9,43521000E-03</text:p>
          </table:table-cell>
          <table:table-cell table:style-name="ce1" office:value-type="float" office:value="0.1651156" calcext:value-type="float">
            <text:p>1,65115600E-01</text:p>
          </table:table-cell>
          <table:table-cell table:style-name="ce1" office:value-type="float" office:value="0.08380246" calcext:value-type="float">
            <text:p>8,38024600E-02</text:p>
          </table:table-cell>
          <table:table-cell table:style-name="ce1" office:value-type="float" office:value="-0.08018375" calcext:value-type="float">
            <text:p>-8,018375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0.01532106" calcext:value-type="float">
            <text:p>1,53210600E-02</text:p>
          </table:table-cell>
          <table:table-cell table:style-name="ce1" office:value-type="float" office:value="0.09023539" calcext:value-type="float">
            <text:p>9,02353900E-02</text:p>
          </table:table-cell>
          <table:table-cell table:style-name="ce1" office:value-type="float" office:value="0.3973388" calcext:value-type="float">
            <text:p>3,97338800E-01</text:p>
          </table:table-cell>
          <table:table-cell table:style-name="ce1" office:value-type="float" office:value="-0.1490941" calcext:value-type="float">
            <text:p>-1,49094100E-01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.015012" calcext:value-type="float">
            <text:p>1,50120000E-02</text:p>
          </table:table-cell>
          <table:table-cell table:style-name="ce1" office:value-type="float" office:value="0.05811886" calcext:value-type="float">
            <text:p>5,811886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0.06408111" calcext:value-type="float">
            <text:p>6,40811100E-02</text:p>
          </table:table-cell>
          <table:table-cell table:style-name="ce1" office:value-type="float" office:value="0.174718" calcext:value-type="float">
            <text:p>1,74718000E-01</text:p>
          </table:table-cell>
          <table:table-cell table:style-name="ce1" office:value-type="float" office:value="0.06330205" calcext:value-type="float">
            <text:p>6,33020500E-02</text:p>
          </table:table-cell>
          <table:table-cell table:style-name="ce1" office:value-type="float" office:value="-0.03673568" calcext:value-type="float">
            <text:p>-3,67356800E-02</text:p>
          </table:table-cell>
          <table:table-cell table:style-name="ce1" office:value-type="float" office:value="-0.07126922" calcext:value-type="float">
            <text:p>-7,12692200E-02</text:p>
          </table:table-cell>
          <table:table-cell table:style-name="ce1" office:value-type="float" office:value="0.04639638" calcext:value-type="float">
            <text:p>4,63963800E-02</text:p>
          </table:table-cell>
          <table:table-cell table:style-name="ce1" office:value-type="float" office:value="-0.03543316" calcext:value-type="float">
            <text:p>-3,543316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0.03423876" calcext:value-type="float">
            <text:p>-3,42387600E-02</text:p>
          </table:table-cell>
          <table:table-cell table:style-name="ce1" office:value-type="float" office:value="0.00973943" calcext:value-type="float">
            <text:p>9,73943000E-03</text:p>
          </table:table-cell>
          <table:table-cell table:style-name="ce1" office:value-type="float" office:value="2.168006" calcext:value-type="float">
            <text:p>2,16800600E+00</text:p>
          </table:table-cell>
          <table:table-cell table:style-name="ce1" office:value-type="float" office:value="0.1577329" calcext:value-type="float">
            <text:p>1,57732900E-01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2640642" calcext:value-type="float">
            <text:p>2,64064200E-01</text:p>
          </table:table-cell>
          <table:table-cell table:style-name="ce1" office:value-type="float" office:value="0.05767935" calcext:value-type="float">
            <text:p>5,767935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0.04763455" calcext:value-type="float">
            <text:p>4,76345500E-02</text:p>
          </table:table-cell>
          <table:table-cell table:style-name="ce1" office:value-type="float" office:value="1.250272" calcext:value-type="float">
            <text:p>1,25027200E+00</text:p>
          </table:table-cell>
          <table:table-cell table:style-name="ce1" office:value-type="float" office:value="0.318266" calcext:value-type="float">
            <text:p>3,18266000E-01</text:p>
          </table:table-cell>
          <table:table-cell table:style-name="ce1" office:value-type="float" office:value="0.4516722" calcext:value-type="float">
            <text:p>4,51672200E-01</text:p>
          </table:table-cell>
          <table:table-cell table:style-name="ce1" office:value-type="float" office:value="0.06698673" calcext:value-type="float">
            <text:p>6,69867300E-02</text:p>
          </table:table-cell>
          <table:table-cell table:style-name="ce1" office:value-type="float" office:value="-0.1450583" calcext:value-type="float">
            <text:p>-1,45058300E-01</text:p>
          </table:table-cell>
          <table:table-cell table:style-name="ce1" office:value-type="float" office:value="-0.09677546" calcext:value-type="float">
            <text:p>-9,67754600E-02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0.1399209" calcext:value-type="float">
            <text:p>-1,39920900E-01</text:p>
          </table:table-cell>
          <table:table-cell table:style-name="ce1" office:value-type="float" office:value="0.2506655" calcext:value-type="float">
            <text:p>2,50665500E-01</text:p>
          </table:table-cell>
          <table:table-cell table:style-name="ce1" office:value-type="float" office:value="-0.1194767" calcext:value-type="float">
            <text:p>-1,19476700E-01</text:p>
          </table:table-cell>
          <table:table-cell table:style-name="ce1" office:value-type="float" office:value="-0.225324" calcext:value-type="float">
            <text:p>-2,25324000E-01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-0.1032012" calcext:value-type="float">
            <text:p>-1,03201200E-01</text:p>
          </table:table-cell>
          <table:table-cell table:style-name="ce1" office:value-type="float" office:value="-0.1814105" calcext:value-type="float">
            <text:p>-1,81410500E-01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0.1889656" calcext:value-type="float">
            <text:p>-1,88965600E-01</text:p>
          </table:table-cell>
          <table:table-cell table:style-name="ce1" office:value-type="float" office:value="-0.5283498" calcext:value-type="float">
            <text:p>-5,28349800E-01</text:p>
          </table:table-cell>
          <table:table-cell table:style-name="ce1" office:value-type="float" office:value="0.1474434" calcext:value-type="float">
            <text:p>1,47443400E-01</text:p>
          </table:table-cell>
          <table:table-cell table:style-name="ce1" office:value-type="float" office:value="-0.327268" calcext:value-type="float">
            <text:p>-3,27268000E-01</text:p>
          </table:table-cell>
          <table:table-cell table:style-name="ce1" office:value-type="float" office:value="-0.5283166" calcext:value-type="float">
            <text:p>-5,28316600E-01</text:p>
          </table:table-cell>
          <table:table-cell table:style-name="ce1" office:value-type="float" office:value="0.03725585" calcext:value-type="float">
            <text:p>3,72558500E-02</text:p>
          </table:table-cell>
          <table:table-cell table:style-name="ce1" office:value-type="float" office:value="-0.2015218" calcext:value-type="float">
            <text:p>-2,01521800E-01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0.06955475" calcext:value-type="float">
            <text:p>-6,95547500E-02</text:p>
          </table:table-cell>
          <table:table-cell table:style-name="ce1" office:value-type="float" office:value="-0.1006196" calcext:value-type="float">
            <text:p>-1,00619600E-01</text:p>
          </table:table-cell>
          <table:table-cell table:style-name="ce1" office:value-type="float" office:value="-0.2622191" calcext:value-type="float">
            <text:p>-2,62219100E-01</text:p>
          </table:table-cell>
          <table:table-cell table:style-name="ce1" office:value-type="float" office:value="-0.2731058" calcext:value-type="float">
            <text:p>-2,73105800E-01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0.1078872" calcext:value-type="float">
            <text:p>-1,07887200E-01</text:p>
          </table:table-cell>
          <table:table-cell table:style-name="ce1" office:value-type="float" office:value="-0.5971794" calcext:value-type="float">
            <text:p>-5,97179400E-01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0.1533738" calcext:value-type="float">
            <text:p>1,53373800E-01</text:p>
          </table:table-cell>
          <table:table-cell table:style-name="ce1" office:value-type="float" office:value="0.2458511" calcext:value-type="float">
            <text:p>2,45851100E-01</text:p>
          </table:table-cell>
          <table:table-cell table:style-name="ce1" office:value-type="float" office:value="-1.113935" calcext:value-type="float">
            <text:p>-1,11393500E+00</text:p>
          </table:table-cell>
          <table:table-cell table:style-name="ce1" office:value-type="float" office:value="-0.6135352" calcext:value-type="float">
            <text:p>-6,13535200E-01</text:p>
          </table:table-cell>
          <table:table-cell table:style-name="ce1" office:value-type="float" office:value="-0.7803174" calcext:value-type="float">
            <text:p>-7,80317400E-01</text:p>
          </table:table-cell>
          <table:table-cell table:style-name="ce1" office:value-type="float" office:value="-0.4106772" calcext:value-type="float">
            <text:p>-4,10677200E-01</text:p>
          </table:table-cell>
          <table:table-cell table:style-name="ce1" office:value-type="float" office:value="-1.206562" calcext:value-type="float">
            <text:p>-1,20656200E+00</text:p>
          </table:table-cell>
          <table:table-cell table:style-name="ce1" office:value-type="float" office:value="0" calcext:value-type="float">
            <text:p>0,00000000E+00</text:p>
          </table:table-cell>
          <table:table-cell table:style-name="ce1" office:value-type="float" office:value="-1.049055" calcext:value-type="float">
            <text:p>-1,04905500E+00</text:p>
          </table:table-cell>
          <table:table-cell table:style-name="ce1" office:value-type="float" office:value="-0.09334287" calcext:value-type="float">
            <text:p>-9,33428700E-02</text:p>
          </table:table-cell>
          <table:table-cell table:style-name="ce1" office:value-type="float" office:value="-0.9158224" calcext:value-type="float">
            <text:p>-9,15822400E-01</text:p>
          </table:table-cell>
          <table:table-cell table:style-name="ce1" office:value-type="float" office:value="-0.8827831" calcext:value-type="float">
            <text:p>-8,82783100E-01</text:p>
          </table:table-cell>
          <table:table-cell table:style-name="ce1" table:number-columns-repeated="100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2" table:style-name="ta2">
        <table:table-column table:style-name="co15" table:default-cell-style-name="Default"/>
        <table:table-column table:style-name="co16" table:default-cell-style-name="Default"/>
        <table:table-column table:style-name="co15" table:number-columns-repeated="1022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3.06331302" calcext:value-type="float">
            <text:p>3,06331302E+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-8.64573627" calcext:value-type="float">
            <text:p>-8,64573627E+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8.96123185" calcext:value-type="float">
            <text:p>8,96123185E+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-3.00860053" calcext:value-type="float">
            <text:p>-3,00860053E+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1.27196662" calcext:value-type="float">
            <text:p>1,27196662E+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-0.875183697" calcext:value-type="float">
            <text:p>-8,75183697E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-0.0577055575" calcext:value-type="float">
            <text:p>-5,77055575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0352272638" calcext:value-type="float">
            <text:p>3,52272638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5" table:number-columns-repeated="1024" table:default-cell-style-name="Default"/>
        <table:table-row table:style-name="ro2">
          <table:table-cell table:formula="of:=2^10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scientific-number number:decimal-places="8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number:fill-character> </number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fill-character> </number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fill-character> </number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number:fill-character> </number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fill-character> </number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fill-character> </number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number:fill-character> </number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.00.0000</text:date>, <text:time style:data-style-name="N2" text:time-value="0000-00-00T00:00:02.7839624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2" style:display-name="PageStyle_Таблица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atv</meta:initial-creator>
    <meta:creation-date>2013-11-07T17:41:19</meta:creation-date>
    <dc:date>2013-11-10T12:46:07.367885483</dc:date>
    <meta:generator>LibreOffice/4.1.3.2$Linux_X86_64 LibreOffice_project/410m0$Build-2</meta:generator>
    <meta:editing-duration>PT58M25S</meta:editing-duration>
    <meta:editing-cycles>3</meta:editing-cycles>
    <meta:document-statistic meta:table-count="3" meta:cell-count="3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